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5f10" officeooo:paragraph-rsid="001f5f10"/>
    </style:style>
    <style:style style:name="P2" style:family="paragraph" style:parent-style-name="Standard">
      <style:text-properties style:text-underline-style="solid" style:text-underline-width="auto" style:text-underline-color="font-color" officeooo:rsid="001f5f10" officeooo:paragraph-rsid="001f5f10"/>
    </style:style>
    <style:style style:name="P3" style:family="paragraph" style:parent-style-name="Standard" style:list-style-name="L1">
      <style:text-properties fo:font-weight="normal" officeooo:rsid="001fcd88" officeooo:paragraph-rsid="001fcd88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21c370" officeooo:paragraph-rsid="0021c370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23611f" officeooo:paragraph-rsid="0023611f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25ddb1" officeooo:paragraph-rsid="0025ddb1" style:font-weight-asian="normal" style:font-weight-complex="normal"/>
    </style:style>
    <style:style style:name="P7" style:family="paragraph" style:parent-style-name="Standard" style:list-style-name="L1">
      <style:text-properties officeooo:rsid="001fcd88" officeooo:paragraph-rsid="001fcd88"/>
    </style:style>
    <style:style style:name="P8" style:family="paragraph" style:parent-style-name="Standard" style:list-style-name="L1">
      <style:text-properties officeooo:rsid="0021c370" officeooo:paragraph-rsid="00233fbd"/>
    </style:style>
    <style:style style:name="P9" style:family="paragraph" style:parent-style-name="Standard" style:list-style-name="L1">
      <style:text-properties officeooo:rsid="0021c370" officeooo:paragraph-rsid="0021c370"/>
    </style:style>
    <style:style style:name="P10" style:family="paragraph" style:parent-style-name="Standard" style:list-style-name="L1">
      <style:text-properties officeooo:rsid="00255dd8" officeooo:paragraph-rsid="00255dd8"/>
    </style:style>
    <style:style style:name="P11" style:family="paragraph" style:parent-style-name="Standard" style:list-style-name="L1">
      <style:text-properties officeooo:rsid="0025ddb1" officeooo:paragraph-rsid="0025ddb1"/>
    </style:style>
    <style:style style:name="P12" style:family="paragraph" style:parent-style-name="Standard" style:list-style-name="L1">
      <style:text-properties officeooo:rsid="0026ac06" officeooo:paragraph-rsid="0026ac06"/>
    </style:style>
    <style:style style:name="P13" style:family="paragraph" style:parent-style-name="Standard" style:list-style-name="L1">
      <style:text-properties officeooo:rsid="0027893d" officeooo:paragraph-rsid="0027893d"/>
    </style:style>
    <style:style style:name="P14" style:family="paragraph" style:parent-style-name="Standard" style:list-style-name="L1">
      <style:text-properties officeooo:rsid="002959f9" officeooo:paragraph-rsid="002959f9"/>
    </style:style>
    <style:style style:name="P15" style:family="paragraph" style:parent-style-name="Standard" style:list-style-name="L1">
      <style:text-properties officeooo:rsid="0029d797" officeooo:paragraph-rsid="0029d797"/>
    </style:style>
    <style:style style:name="T1" style:family="text">
      <style:text-properties officeooo:rsid="0025ddb1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upporting Learning of Programming with Tutoring Systems &amp; other Instructional Environments</text:p>
      <text:p text:style-name="P1"/>
      <text:list xml:id="list3751308830" text:style-name="L1">
        <text:list-item>
          <text:p text:style-name="P3">Work on tutoring systems</text:p>
        </text:list-item>
        <text:list-item>
          <text:p text:style-name="P3">Tutoring systems detect what students know, how they feel and adapt instruction</text:p>
        </text:list-item>
        <text:list-item>
          <text:p text:style-name="P3">Began with an overview of AI some opportunities</text:p>
        </text:list-item>
        <text:list-item>
          <text:p text:style-name="P3">Design of student models is a machine learning problem, low-level data features are extracted then the model is created; to evaluate the model fit they looked at student state</text:p>
        </text:list-item>
        <text:list-item>
          <text:p text:style-name="P7">Another project is modelling creativity in educational environments</text:p>
        </text:list-item>
        <text:list-item>
          <text:p text:style-name="P3">Tailored responses: Applied Dynamic Decision Networks to tailor example selection. Tailoring feedback based on student progress</text:p>
        </text:list-item>
        <text:list-item>
          <text:p text:style-name="P3">Educational data mining is using Baysian parameter learning to analyze the utility of hints in a tutoring system; use NLP to shed light on relationship between creativity and language proficiency </text:p>
        </text:list-item>
        <text:list-item>
          <text:p text:style-name="P3">The current approach is to build basic tutoring systems with limited adaptation, evaluate, revise, evaluate. Only add advanced adaptation techniques once learning from basic system is evaluated</text:p>
        </text:list-item>
        <text:list-item>
          <text:p text:style-name="P3">This is an interdisciplinary approach: artificial intelligence, human computer interaction and educational psychology <text:s/></text:p>
        </text:list-item>
        <text:list-item>
          <text:p text:style-name="P7">There are three specific projects that were highlighted: computer tutor design, instructional video design and programming and mindset. The target domain is programming</text:p>
        </text:list-item>
        <text:list-item>
          <text:p text:style-name="P8"><text:span text:style-name="T2">Foundational skill: Code tracing.</text:span> </text:p>
        </text:list-item>
        <text:list-item>
          <text:p text:style-name="P8">Students who code trace do better then students who do not code trace</text:p>
        </text:list-item>
        <text:list-item>
          <text:p text:style-name="P9">Many students do not code trace effectively</text:p>
        </text:list-item>
        <text:list-item>
          <text:p text:style-name="P4">Long term research agenda: build an adaptive tutor to help students learn to code trace</text:p>
        </text:list-item>
        <text:list-item>
          <text:p text:style-name="P4">Design criteria: support the way students code trace on paper and provide assistance for it</text:p>
        </text:list-item>
        <text:list-item>
          <text:p text:style-name="P5">Code-tracing tutor: Study 1: How does assistance level impact learning and performance on code-tracing problems? Assistance was operationalized in 2 forms: Interface scaffolding (high vs reduced) and Example presentation order (before or after problem) </text:p>
        </text:list-item>
        <text:list-item>
          <text:p text:style-name="P10">Methods: participants: N = 97 Studied 4 examples and solved 4 corresponding problems; learning measured by posttest – pretest. 2X2 between-subjects design, manipulating interface scaffolding and example / problem order. <text:span text:style-name="T1">Hypothesis: high scaffolding &gt; reduced scaffolding</text:span></text:p>
        </text:list-item>
        <text:list-item>
          <text:p text:style-name="P11">Inferential stats: marginal main effect of interface scaffolding</text:p>
        </text:list-item>
        <text:list-item>
          <text:p text:style-name="P11">Additional analysis: Mined the tutor log files to extract performance data (e.g. time, error, attempts) Used unsupervised learning to cluster students based on behaviours in the tutor. Identified 4 clusters via k-means. Checked for learning differences between the clusters.</text:p>
        </text:list-item>
        <text:list-item>
          <text:p text:style-name="P6">Key results: 4 student profiles. Unproductively struggling students, Productive problem solvers, Productively-struggling cluster, Dedicated problem solvers</text:p>
        </text:list-item>
        <text:list-item>
          <text:p text:style-name="P12">Implications and next steps: High scaffolding was not as helpful as anticipated when all students were considered.</text:p>
        </text:list-item>
        <text:list-item>
          <text:p text:style-name="P12">Code Tracing Tutor: Study 2: Method: Participants: N = 45. Studied 2 examples and solved 2 corresponding problems; learning measured by pretest → posttest gain. Participants verbalized mental processes; all sessions were transcribed and analyzed</text:p>
        </text:list-item>
        <text:list-item>
          <text:p text:style-name="P12">Qualitative coding scheme: Human raters identified constructive verbalization related to code tracing in the transcripts. General reasoning, flow of execution, updating variable values</text:p>
        </text:list-item>
        <text:list-item>
          <text:p text:style-name="P12">Summary of key results: # reasoning events during problem solving; # reasoning events during example studying. No significant difference in learning</text:p>
        </text:list-item>
        <text:list-item>
          <text:p text:style-name="P13">Implications: good news: in both studies students significantly improved from pretest to posttest</text:p>
        </text:list-item>
        <text:list-item>
          <text:p text:style-name="P13">Next steps: redesign CT Tutor, use CTAT tutor-building framework. Study 3: Impact of example design</text:p>
        </text:list-item>
        <text:list-item>
          <text:p text:style-name="P14"><text:soft-page-break/>Programming is challenging for a variety of cognitive and affective reasons</text:p>
        </text:list-item>
        <text:list-item>
          <text:p text:style-name="P14">Instructional video design Goal: evaluate the impact of instructor visual presence and presentation style in instructional videos</text:p>
        </text:list-item>
        <text:list-item>
          <text:p text:style-name="P14">Method: Participants: N = 77 undergraduate students. Between-subjects design, three conditions. Narration only, monolog and dialog</text:p>
        </text:list-item>
        <text:list-item>
          <text:p text:style-name="P14">Implications: No evidence that instructional video presentation style influenced learning and related psychological variables.</text:p>
        </text:list-item>
        <text:list-item>
          <text:p text:style-name="P14">Programming and mindset: Incremental + entity mindsets. Goal: evaluate if mindest can be changed by a brief intervention and if that will improve programming performance</text:p>
        </text:list-item>
        <text:list-item>
          <text:p text:style-name="P14">Method: Between-subjects design: some participants got the mindset intervention, others got a reading on study skills. Reading activity, Programming tutorials, Programming exercise</text:p>
        </text:list-item>
        <text:list-item>
          <text:p text:style-name="P14">Intervention increased programming actions</text:p>
        </text:list-item>
        <text:list-item>
          <text:p text:style-name="P15">General Summary: Tutoring systems and related learning interventions have potential to help student learning. A holistic set of intercentions / design choices is needed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6T13:06:39.474096994</meta:creation-date>
    <meta:generator>LibreOffice/7.1.7.2$Linux_X86_64 LibreOffice_project/10$Build-2</meta:generator>
    <dc:date>2021-11-30T15:21:02.465752541</dc:date>
    <meta:editing-duration>PT2H7M48S</meta:editing-duration>
    <meta:editing-cycles>17</meta:editing-cycles>
    <meta:document-statistic meta:table-count="0" meta:image-count="0" meta:object-count="0" meta:page-count="2" meta:paragraph-count="35" meta:word-count="658" meta:character-count="4567" meta:non-whitespace-character-count="3971"/>
  </office:meta>
</office:document-meta>
</file>